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a191" officeooo:paragraph-rsid="0012a191"/>
    </style:style>
    <style:style style:name="P2" style:family="paragraph" style:parent-style-name="Standard">
      <style:text-properties officeooo:paragraph-rsid="0012a191"/>
    </style:style>
    <style:style style:name="T1" style:family="text">
      <style:text-properties officeooo:rsid="0012a191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12a191"/>
    </style:style>
    <style:style style:name="T3" style:family="text">
      <style:text-properties officeooo:rsid="0013ece8"/>
    </style:style>
    <style:style style:name="T4" style:family="text">
      <style:text-properties officeooo:rsid="001b26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reenpoint.nativesstaging.com.au/wp_admin" text:style-name="Internet_20_link" text:visited-style-name="Visited_20_Internet_20_Link">h</text:a><text:a xlink:type="simple" xlink:href="https://dev-wwt.namtech.xyz/wp-admin" text:style-name="Internet_20_link" text:visited-style-name="Visited_20_Internet_20_Link">https://</text:a><text:a xlink:type="simple" xlink:href="https://dev-wwt.namtech.xyz/wp-admin" text:style-name="Internet_20_link" text:visited-style-name="Visited_20_Internet_20_Link"><text:span text:style-name="T4">stag</text:span></text:a><text:a xlink:type="simple" xlink:href="https://dev-wwt.namtech.xyz/wp-admin" text:style-name="Internet_20_link" text:visited-style-name="Visited_20_Internet_20_Link">-wwt.namtech.xyz/wp-admin</text:a></text:p>
      <text:p text:style-name="P1">User: <text:span text:style-name="T3">super</text:span>admin</text:p>
      <text:p text:style-name="P2"><text:span text:style-name="T1">pass: </text:span><text:span text:style-name="T2">fraNY6ZUlb6yZOSt7^%&amp;dZj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1-29T16:46:31.074406942</dc:date>
    <meta:editing-duration>PT1H40M49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3" meta:word-count="5" meta:character-count="84" meta:non-whitespace-character-count="82"/>
  </office:meta>
</office:document-meta>
</file>